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C00000093A94982185D5C0A40.jpg" manifest:media-type="image/jpeg"/>
  <manifest:file-entry manifest:full-path="Pictures/10000000000000630000006C0430267BA757ECC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6444in" fo:margin-top="0in" fo:margin-bottom="0in" table:align="center" style:writing-mode="lr-tb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0.3535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/>
      </style:paragraph-properties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 style:list-style-name="WWNum2">
      <style:paragraph-properties fo:text-align="justify" style:justify-single-word="false"/>
    </style:style>
    <style:style style:name="P5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6" style:family="paragraph" style:parent-style-name="List_20_Paragraph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List_20_Paragraph">
      <style:paragraph-properties fo:margin-left="1in" fo:margin-right="0in" fo:text-align="justify" style:justify-single-word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List_20_Paragraph">
      <style:paragraph-properties fo:text-align="end" style:justify-single-word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List_20_Paragraph">
      <style:paragraph-properties fo:text-align="end" style:justify-single-word="false" fo:break-before="page"/>
      <style:text-properties style:font-name="Arial" fo:font-size="12pt" style:font-size-asian="12pt" style:font-name-complex="Arial1" style:font-size-complex="12pt"/>
    </style:style>
    <style:style style:name="P10" style:family="paragraph" style:parent-style-name="List_20_Paragraph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1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1" style:font-size-complex="8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style:font-name-complex="Arial1"/>
    </style:style>
    <style:style style:name="P14" style:family="paragraph" style:parent-style-name="Standard">
      <style:paragraph-properties fo:margin-top="0.0417in" fo:margin-bottom="0.0555in" style:contextual-spacing="false" fo:line-height="100%" fo:text-align="center" style:justify-single-word="false" fo:orphans="0" fo:widows="0"/>
      <style:text-properties style:font-name="Arial" officeooo:rsid="00012da1" officeooo:paragraph-rsid="00012da1" style:font-name-complex="Arial1"/>
    </style:style>
    <style:style style:name="P15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1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Arial" fo:font-size="10pt" style:font-size-asian="10pt" style:font-name-complex="Arial1" style:font-size-complex="10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top="0.0555in" fo:margin-bottom="0.0417in" style:contextual-spacing="false" fo:text-align="center" style:justify-single-word="false" fo:orphans="0" fo:widows="0"/>
    </style:style>
    <style:style style:name="P19" style:family="paragraph" style:parent-style-name="Standard">
      <style:paragraph-properties fo:margin-top="0.0417in" fo:margin-bottom="0.0555in" style:contextual-spacing="false" fo:line-height="100%" fo:text-align="center" style:justify-single-word="false" fo:orphans="0" fo:widows="0"/>
    </style:style>
    <style:style style:name="P20" style:family="paragraph" style:parent-style-name="Standard">
      <style:paragraph-properties fo:margin-top="0in" fo:margin-bottom="0.0835in" style:contextual-spacing="false" fo:line-height="100%" fo:text-align="center" style:justify-single-word="false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012da1" style:font-name-complex="Arial1"/>
    </style:style>
    <style:style style:name="T6" style:family="text">
      <style:text-properties style:font-name="Arial" fo:font-size="8pt" style:font-size-asian="8pt" style:font-name-complex="Arial1" style:font-size-complex="8pt"/>
    </style:style>
    <style:style style:name="T7" style:family="text">
      <style:text-properties style:text-position="super 58%" style:font-name="Arial" style:text-underline-style="solid" style:text-underline-width="auto" style:text-underline-color="font-color" fo:font-weight="bold" style:font-weight-asian="bold" style:font-name-complex="Arial1"/>
    </style:style>
    <style:style style:name="T8" style:family="text">
      <style:text-properties fo:color="#ff0000" loext:opacity="100%" style:font-name="Calibri" fo:font-weight="bold" style:font-weight-asian="bold" style:font-name-complex="Calibri1"/>
    </style:style>
    <style:style style:name="T9" style:family="text">
      <style:text-properties style:font-name="Calibri" fo:font-weight="bold" style:font-weight-asian="bold" style:font-name-complex="Calibri1"/>
    </style:style>
    <style:style style:name="T10" style:family="text">
      <style:text-properties officeooo:rsid="00012da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Hlk64358933"/></text:p>
      <text:p text:style-name="P17"><text:span text:style-name="T1">PROPOSTA DE PROJETO DE FIM DE CURSO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8"><text:span text:style-name="T3">N</text:span><text:span text:style-name="T7">o</text:span><text:span text:style-name="T3"> de Matrícula:</text:span>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1</text:p>
          </table:table-cell>
          <table:table-cell table:style-name="Table1.G1" office:value-type="string">
            <text:p text:style-name="P19"><text:span text:style-name="T4">E</text:span></text:p>
          </table:table-cell>
          <table:table-cell table:style-name="Table1.G1" office:value-type="string">
            <text:p text:style-name="P19"><text:span text:style-name="T4">M</text:span></text:p>
          </table:table-cell>
          <table:table-cell table:style-name="Table1.G1" office:value-type="string">
            <text:p text:style-name="P19"><text:span text:style-name="T4">T</text:span>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9</text:p>
          </table:table-cell>
        </table:table-row>
      </table:table>
      <text:p text:style-name="P13"/>
      <text:list xml:id="list1795239097" text:style-name="WWNum1">
        <text:list-item>
          <text:p text:style-name="P2"><text:span text:style-name="T3">Nome do Discente: <text:s/></text:span><text:span text:style-name="T4"><text:s/></text:span><text:span text:style-name="T5">Arthur Reis Bello</text:span></text:p>
        </text:list-item>
      </text:list>
      <text:p text:style-name="P5"/>
      <text:list xml:id="list95638119486680" text:continue-numbering="true" text:style-name="WWNum1">
        <text:list-item>
          <text:p text:style-name="P2"><text:span text:style-name="T3">Nome do Docente Orientador: </text:span><text:span text:style-name="T4"><text:s/>____________________________________________________</text:span></text:p>
        </text:list-item>
      </text:list>
      <text:p text:style-name="P5"/>
      <text:list xml:id="list95639689574555" text:continue-numbering="true" text:style-name="WWNum1">
        <text:list-item>
          <text:p text:style-name="P2"><text:span text:style-name="T2">Título: </text:span></text:p>
        </text:list-item>
      </text:list>
      <text:p text:style-name="P5"/>
      <text:list xml:id="list95639294487094" text:continue-numbering="true" text:style-name="WWNum1">
        <text:list-item>
          <text:p text:style-name="P2"><text:span text:style-name="T2">Descrição sucinta do projeto:</text:span></text:p>
        </text:list-item>
      </text:list>
      <text:p text:style-name="P5"/>
      <text:list xml:id="list95638569581228" text:continue-numbering="true" text:style-name="WWNum1">
        <text:list-item>
          <text:p text:style-name="P2"><text:span text:style-name="T2">Objetivos:</text:span></text:p>
        </text:list-item>
      </text:list>
      <text:p text:style-name="P5"/>
      <text:list xml:id="list95638281528886" text:continue-numbering="true" text:style-name="WWNum1">
        <text:list-item>
          <text:p text:style-name="P2"><text:span text:style-name="T2">Metodologia:</text:span></text:p>
        </text:list-item>
      </text:list>
      <text:p text:style-name="P5"/>
      <text:list xml:id="list95638363270600" text:continue-numbering="true" text:style-name="WWNum1">
        <text:list-item>
          <text:p text:style-name="P2"><text:span text:style-name="T2">Recursos necessários:</text:span></text:p>
        </text:list-item>
      </text:list>
      <text:p text:style-name="P5"/>
      <text:list xml:id="list95639487871693" text:continue-numbering="true" text:style-name="WWNum1">
        <text:list-item>
          <text:p text:style-name="P2"><text:span text:style-name="T2">Conhecimentos necessários ao discente:</text:span></text:p>
        </text:list-item>
      </text:list>
      <text:p text:style-name="P5"/>
      <text:list xml:id="list95637718993374" text:continue-numbering="true" text:style-name="WWNum1">
        <text:list-item>
          <text:p text:style-name="P2"><text:span text:style-name="T2">Obrigações do discente:</text:span></text:p>
        </text:list-item>
      </text:list>
      <text:p text:style-name="P5"/>
      <text:list xml:id="list95637908551218" text:continue-numbering="true" text:style-name="WWNum1">
        <text:list-item>
          <text:p text:style-name="P2"><text:span text:style-name="T2">Cronograma com as etapas de atividades para 12 (doze) meses {Projeto de Fim de Curso I (1º semestre) e Projeto de Fim de Curso II (2º semestre)}. </text:span><text:span text:style-name="T8">O cronograma deverá conter a possível data de defesa. </text:span><text:span text:style-name="T9">Lembrar que a defesa segue o calendário civil, por orientações da DIRAC.</text:span></text:p>
        </text:list-item>
      </text:list>
      <text:p text:style-name="P5"/>
      <text:list xml:id="list95639548258985" text:continue-numbering="true" text:style-name="WWNum1">
        <text:list-item>
          <text:p text:style-name="P2"><text:span text:style-name="T2">Assinaturas:</text:span></text:p>
        </text:list-item>
      </text:list>
      <text:p text:style-name="P5"/>
      <text:p text:style-name="P3"><text:span text:style-name="T2">Discente: <text:s/>________________________________________________</text:span></text:p>
      <text:p text:style-name="P6"/>
      <text:p text:style-name="P6"/>
      <text:p text:style-name="P3"><text:span text:style-name="T2">Docente: <text:s/>________________________________________________</text:span></text:p>
      <text:p text:style-name="P6"/>
      <text:p text:style-name="P6"/>
      <text:p text:style-name="P3"><text:span text:style-name="T2">Empresa (e carimbo): <text:s/>________________________________________________</text:span></text:p>
      <text:p text:style-name="P6"/>
      <text:p text:style-name="P8"/>
      <text:p text:style-name="P8"/>
      <text:p text:style-name="P10"><text:span text:style-name="T2">Uberlândia-MG, ____ de <text:s/>__________________ <text:s/>de 20___.</text:span></text:p>
      <text:p text:style-name="P8"/>
      <text:p text:style-name="P15"><text:soft-page-break/></text:p>
      <text:p text:style-name="P9"/>
      <text:list xml:id="list4225982781" text:style-name="WWNum2">
        <text:list-item>
          <text:p text:style-name="P4"><text:span text:style-name="T2">Caso tenha envolvimento com empresa, carimbar e assinatura de responsável pela empresa. Caso não tenha envolvimento com a empresa, colocar “Não se aplica”.</text:span></text:p>
        </text:list-item>
      </text:list>
      <text:p text:style-name="P6"/>
      <text:list xml:id="list95637959252631" text:continue-numbering="true" text:style-name="WWNum2">
        <text:list-item>
          <text:p text:style-name="P4"><text:span text:style-name="T2">Se não puder citar o nome da empresa que seja citada a empresa fictícia </text:span><text:span text:style-name="T1">“A”</text:span><text:span text:style-name="T2">. Mas assinando a proposta, pois assim liberam dados e informações que irão constar do relatório final para a defesa, que é publica. </text:span></text:p>
        </text:list-item>
      </text:list>
      <text:p text:style-name="P5"/>
      <text:list xml:id="list95637856812412" text:continue-numbering="true" text:style-name="WWNum2">
        <text:list-item>
          <text:p text:style-name="P4"><text:span text:style-name="T2">Se puder citar o nome da empresa, a mesma deverá também assinar a proposta, liberando a publicação dos dados e informações que irão constar do relatório final.</text:span></text:p>
        </text:list-item>
      </text:list>
      <text:p text:style-name="P7"/>
      <text:list xml:id="list95639515893802" text:continue-numbering="true" text:style-name="WWNum2">
        <text:list-item>
          <text:p text:style-name="P4"><text:span text:style-name="T2">Ao utilizar dados de outros autores ou de outros trabalhos, mesmo que desenvolvidos pelo próprio discente, deverá citar devidamente os autores e trabalhos de acordo com a Lei e com a ética editorial.</text:span></text:p>
        </text:list-item>
      </text:list>
      <text:p text:style-name="P6"/>
      <text:list xml:id="list95638380221500" text:continue-numbering="true" text:style-name="WWNum2">
        <text:list-item>
          <text:p text:style-name="P4"><text:span text:style-name="T2">Cabe lembrar que o relatório final depois de feitas as correções solicitadas pela banca deverá ir para o Repositório Institucional UFU - DUCERE, que também é publico.</text:span></text:p>
        </text:list-item>
      </text:list>
      <text:p text:style-name="P6"/>
      <text:list xml:id="list95638646242428" text:continue-numbering="true" text:style-name="WWNum2">
        <text:list-item>
          <text:p text:style-name="P4"><text:span text:style-name="T2">No cronograma colocar as 12 (doze) colunas, uma para cada mês, mesmo sabendo que o semestre em geral é de 4 (quatro) meses, ou seja semestre letivo com mínimo de 100 (cem) dias.</text:span></text:p>
        </text:list-item>
      </text:list>
      <text:p text:style-name="P5"/>
      <text:list xml:id="list95639229329175" text:continue-numbering="true" text:style-name="WWNum2">
        <text:list-item>
          <text:p text:style-name="P4"><text:span text:style-name="T2">Lembrando que no Projeto de Fim de Curso I, o discente vai realizar a revisão bibliográfica e escrever a parte do projeto já realizado, e também iniciar o desenvolvimento da parte prática, se houver. É responsabilidade do docente orientador, no final do semestre do Projeto de Fim de Curso I, atribuir e lançar a nota e faltas do discente na disciplina pelo portal do docente. </text:span></text:p>
        </text:list-item>
      </text:list>
      <text:p text:style-name="P5"/>
      <text:list xml:id="list95639034233975" text:continue-numbering="true" text:style-name="WWNum2">
        <text:list-item>
          <text:p text:style-name="P4"><text:span text:style-name="T2">No segundo semestre, ou seja, no Projeto de Fim de Curso II, o discente finalizará a parte prática, se houver, escreverá a monografia e defenderá até o final do semestre, que o(a) discente estiver matriculado em projeto de fim de curso II. O fechamento do Projeto de Fim de Curso II será realizado pela coordenação após a defesa, a ATA de defesa será encaminhada pela Coordenação à DIRAC/SEAED. </text:span></text:p>
        </text:list-item>
      </text:list>
      <text:p text:style-name="P5"/>
      <text:list xml:id="list95639561003691" text:continue-numbering="true" text:style-name="WWNum2">
        <text:list-item>
          <text:p text:style-name="P4"><text:span text:style-name="T2">Para defesa do Projeto de Fim de Curso II, o discente ou professor orientador deverá enviar um e-mail para a Coordenação do curso com pelo menos 15 (quinze) dias antes da defesa, contendo o documento ANEXO_D_EMT_Agendamento de Defesa de PFC II_Ver_020, devidamente preenchido e assinado.</text:span></text:p>
        </text:list-item>
      </text:list>
      <text:p text:style-name="P5"><text:bookmark text:name="_GoBack"/></text:p>
      <text:p text:style-name="P20"><text:span text:style-name="T6">Aprovado na reunião do Colegiado do curso de Graduação em Engenharia Mecatrônica, no dia <text:s/>06 de abril de 2019.</text:span></text:p>
      <text:p text:style-name="P16"><text:bookmark-end text:name="_Hlk64358933"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</style:style>
    <style:style style:name="MT1" style:family="text">
      <style:text-properties style:font-name="Arial" fo:font-size="12pt" style:font-size-asian="12pt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1972in" fo:margin-left="0.5909in" fo:margin-right="0.4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3" text:anchor-type="char" svg:x="6.5654in" svg:y="0.0618in" svg:width="0.4898in" svg:height="0.5311in" draw:z-index="5"><draw:image xlink:href="Pictures/10000000000000630000006C0430267BA757ECCF.jpg" xlink:type="simple" xlink:show="embed" xlink:actuate="onLoad" draw:mime-type="image/jpeg"/><svg:desc>ufu</svg:desc></draw:frame><draw:frame draw:style-name="Mfr1" draw:name="Imagem 2" text:anchor-type="char" svg:x="0.2374in" svg:y="-0.0055in" svg:width="0.6354in" svg:height="0.6665in" draw:z-index="2"><draw:image xlink:href="Pictures/100000000000008C00000093A94982185D5C0A40.jpg" xlink:type="simple" xlink:show="embed" xlink:actuate="onLoad" draw:mime-type="image/jpeg"/><svg:desc>brasao_da_republica_ALTA</svg:desc></draw:frame><text:span text:style-name="MT1">SERVIÇO PUBLICO FEDERAL</text:span></text:p>
        <text:p text:style-name="MP1"><text:span text:style-name="MT1">MINISTÉRIO DA EDUCAÇÃO</text:span></text:p>
        <text:p text:style-name="MP1"><text:span text:style-name="MT1">FACULDADE DE ENGENHARIA MECÂNICA</text:span></text:p>
        <text:p text:style-name="MP1"><text:span text:style-name="MT1">Coordenação do Curso de Graduação em Engenharia Mecatrônica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o Carlos Mendes Carvalho</meta:initial-creator>
    <meta:editing-cycles>6</meta:editing-cycles>
    <meta:print-date>2014-08-28T17:37:00</meta:print-date>
    <meta:creation-date>2021-02-16T12:09:00</meta:creation-date>
    <dc:date>2024-01-23T09:56:37.512303978</dc:date>
    <meta:editing-duration>PT1H59M42S</meta:editing-duration>
    <meta:generator>LibreOffice/7.3.7.2$Linux_X86_64 LibreOffice_project/30$Build-2</meta:generator>
    <meta:document-statistic meta:table-count="1" meta:image-count="2" meta:object-count="0" meta:page-count="3" meta:paragraph-count="42" meta:word-count="526" meta:character-count="3267" meta:non-whitespace-character-count="2790"/>
    <meta:user-defined meta:name="AppVersion">14.0000</meta:user-defined>
    <meta:user-defined meta:name="Company">Microsoft</meta:user-defined>
    <meta:template xlink:type="simple" xlink:actuate="onRequest" xlink:title="Normal" xlink:href=""/>
  </office:meta>
</office:document-meta>
</file>